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text:display="true"/>
    </style:style>
    <style:style style:name="t2" style:family="text">
      <style:text-properties text:display="none"/>
    </style:style>
    <style:style style:name="t3" style:family="text">
      <style:text-properties text:display="condition"/>
    </style:style>
  </office:automatic-styles>
  <office:body>
    <office:text>
      <text:p> This text displays normally:
   <text:span text:style-name="t1">Test Test Test Test</text:span>
   </text:p>
      <text:p> This text is hidden:
   <text:span text:style-name="t2">Test Test Test Test</text:span>
   </text:p>
      <text:p>This text is conditional hidden:
    <text:span text:style-name="t3">Test Test Test Test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